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eb4913f"/>
    </style:style>
    <style:style style:name="P40" style:family="paragraph" style:parent-style-name="Standard">
      <style:paragraph-properties fo:text-align="center" style:justify-single-word="false"/>
      <style:text-properties officeooo:paragraph-rsid="0daef67d"/>
    </style:style>
    <style:style style:name="P41" style:family="paragraph" style:parent-style-name="Standard">
      <style:paragraph-properties fo:text-align="center" style:justify-single-word="false"/>
      <style:text-properties officeooo:paragraph-rsid="0db0d4d1"/>
    </style:style>
    <style:style style:name="P42" style:family="paragraph" style:parent-style-name="Standard">
      <style:paragraph-properties fo:text-align="center" style:justify-single-word="false"/>
      <style:text-properties officeooo:paragraph-rsid="0cc5fe5b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d804757"/>
    </style:style>
    <style:style style:name="P45" style:family="paragraph" style:parent-style-name="Standard">
      <style:paragraph-properties fo:text-align="center" style:justify-single-word="false"/>
      <style:text-properties officeooo:paragraph-rsid="0dce9327"/>
    </style:style>
    <style:style style:name="P46" style:family="paragraph" style:parent-style-name="Standard">
      <style:paragraph-properties fo:text-align="center" style:justify-single-word="false"/>
      <style:text-properties officeooo:paragraph-rsid="103fc298"/>
    </style:style>
    <style:style style:name="P47" style:family="paragraph" style:parent-style-name="Standard">
      <style:paragraph-properties fo:text-align="center" style:justify-single-word="false"/>
      <style:text-properties officeooo:paragraph-rsid="10411e41"/>
    </style:style>
    <style:style style:name="P48" style:family="paragraph" style:parent-style-name="Footnote">
      <style:text-properties officeooo:paragraph-rsid="0f92b562"/>
    </style:style>
    <style:style style:name="P49" style:family="paragraph" style:parent-style-name="Standard">
      <style:text-properties officeooo:paragraph-rsid="0f9ce6c3"/>
    </style:style>
    <style:style style:name="P50" style:family="paragraph" style:parent-style-name="Standard">
      <style:text-properties officeooo:paragraph-rsid="0f9ee08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8" style:family="text">
      <style:text-properties fo:color="#000000" loext:opacity="100%" style:font-name="Liberation Sans" fo:font-size="12pt" style:font-size-asian="12pt" style:font-size-complex="12pt"/>
    </style:style>
    <style:style style:name="T1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officeooo:rsid="0f2e8f46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7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fo:font-size="12pt" style:font-size-asian="12pt" style:font-size-complex="12pt"/>
    </style:style>
    <style:style style:name="T20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5" style:family="text">
      <style:text-properties officeooo:rsid="04473353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officeooo:rsid="0aace3cd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officeooo:rsid="0f8f58bd"/>
    </style:style>
    <style:style style:name="T217" style:family="text">
      <style:text-properties officeooo:rsid="0f95a7a0"/>
    </style:style>
    <style:style style:name="T218" style:family="text">
      <style:text-properties officeooo:rsid="1059a4a9"/>
    </style:style>
    <style:style style:name="T219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69"><text:span text:style-name="T133">C</text:span><text:span text:style-name="T132">hecklist voor </text:span><text:span text:style-name="T134">de installatie</text:span><text:span text:style-name="T132"> van </text:span><text:span text:style-name="T132"><text:user-field-get text:name="Distro">Ubuntu</text:user-field-get></text:span><text:span text:style-name="T132"><text:s/></text:span><text:span text:style-name="T136">Desktop</text:span><text:span text:style-name="T135">.</text:span></text:p>
      <text:p text:style-name="P62"/>
      <text:p text:style-name="P11"/>
      <text:p text:style-name="P58">Vul het tekstvak achter &lt;...&gt; in</text:p>
      <text:p text:style-name="P4"><text:span text:style-name="T20">&lt;</text:span><text:span text:style-name="T201">g</text:span><text:span text:style-name="T10">ebruiker</text:span><text:span text:style-name="T20">&gt;</text:span><text:span text:style-name="T199"><text:tab/></text:span><text:span text:style-name="T204"> </text:span><text:span text:style-name="T203"><text:tab/><text:tab/><text:tab/></text:span><text:span text:style-name="T185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85"><text:tab/></text:span><text:span text:style-name="T186">b</text:span><text:span text:style-name="T182">ijv</text:span><text:span text:style-name="T184">.</text:span><text:span text:style-name="T182"> </text:span><text:span text:style-name="T202">Karel Zimmer</text:span></text:p>
      <text:p text:style-name="P57"><text:span text:style-name="T200">&lt;g</text:span><text:span text:style-name="T13">ebruikersnaam&gt;<text:tab/></text:span><text:span text:style-name="T179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79"><text:tab/></text:span><text:span text:style-name="T186">b</text:span><text:span text:style-name="T180">ijv</text:span><text:span text:style-name="T181">.</text:span><text:span text:style-name="T4"> </text:span><text:span text:style-name="T146">karel</text:span></text:p>
      <text:p text:style-name="P2"><text:span text:style-name="T13">&lt;</text:span><text:span text:style-name="T15">computernaam</text:span><text:span text:style-name="T13">&gt;</text:span><text:span text:style-name="T187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86">b</text:span><text:span text:style-name="T182">ijv</text:span><text:span text:style-name="T184">.</text:span><text:span text:style-name="T188"> </text:span><text:span text:style-name="T191">pc0</text:span><text:span text:style-name="T192">1</text:span></text:p>
      <text:p text:style-name="P3"><text:span text:style-name="T193">&lt;</text:span><text:span text:style-name="T195">g</text:span><text:span text:style-name="T193">ebruiker&gt;</text:span><text:span text:style-name="T190"><text:tab/></text:span><text:span text:style-name="T203"> <text:tab/><text:tab/><text:tab/></text:span><text:span text:style-name="T185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85"><text:tab/></text:span><text:span text:style-name="T186">e</text:span><text:span text:style-name="T183">v</text:span><text:span text:style-name="T184">t.</text:span><text:span text:style-name="T183"> extra gebruikers</text:span></text:p>
      <text:p text:style-name="P63"><text:span text:style-name="T193">&lt;</text:span><text:span text:style-name="T195">g</text:span><text:span text:style-name="T193">ebruiker</text:span><text:span text:style-name="T196">sn</text:span><text:span text:style-name="T194">aa</text:span><text:span text:style-name="T196">m</text:span><text:span text:style-name="T193">&gt;<text:tab/></text:span><text:span text:style-name="T179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79"><text:tab/></text:span><text:span text:style-name="T189">e</text:span><text:span text:style-name="T197">v</text:span><text:span text:style-name="T198">t.</text:span><text:span text:style-name="T197"> extra gebruikers</text:span></text:p>
      <text:p text:style-name="P60"><text:span text:style-name="T219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20">Nog niet op Linux?</text:span></text:span><text:span text:style-name="T139"><text:tab/></text:span><text:span text:style-name="T142">G</text:span><text:span text:style-name="T140">ebruik </text:span><text:span text:style-name="Strong_20_Emphasis"><text:span text:style-name="T143">Checklist </text:span></text:span><text:span text:style-name="Strong_20_Emphasis"><text:span text:style-name="T144">overzetten</text:span></text:span><text:span text:style-name="T140"> op </text:span><text:a xlink:type="simple" xlink:href="https://karelzimer.nl/nl" text:style-name="Internet_20_link" text:visited-style-name="Visited_20_Internet_20_Link"><text:span text:style-name="Internet_20_link"><text:span text:style-name="T5">karelzimmer.nl/nl</text:span></text:span></text:a><text:span text:style-name="T141">.</text:span></text:p>
      <text:p text:style-name="P25"><text:span text:style-name="Strong_20_Emphasis"><text:span text:style-name="T121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8">.</text:span></text:p>
      <text:p text:style-name="P17"/>
      <text:p text:style-name="P17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><text:span text:style-name="Strong_20_Emphasis"><text:span text:style-name="T63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3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0"><text:span text:style-name="T40">Aanmelden als </text:span><text:span text:style-name="T8">&lt;</text:span><text:span text:style-name="T9">gebruiker&gt;</text:span><text:span text:style-name="T8"><text:note text:id="ftn1" text:note-class="footnote"><text:note-citation>1</text:note-citation><text:note-body><text:p text:style-name="P36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6"><text:span text:style-name="Strong_20_Emphasis"><text:span text:style-name="T65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2" text:note-class="footnote"><text:note-citation>2</text:note-citation><text:note-body><text:p text:style-name="P9">Druk op de Super (Windows/command/vergrootglas) toets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1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6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7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6"><text:span text:style-name="T65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6"><text:span text:style-name="T65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T42"/></text:p>
          </table:table-cell>
          <table:table-cell table:style-name="_31_._5f_Installatie_5f_voorbereiden.A1" office:value-type="string">
            <text:p text:style-name="P41"><text:span text:style-name="T42"/></text:p>
          </table:table-cell>
          <table:table-cell table:style-name="_31_._5f_Installatie_5f_voorbereiden.D10" office:value-type="string">
            <text:p text:style-name="P49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1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45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B1" office:value-type="string">
            <text:p text:style-name="P38"><text:span text:style-name="Strong_20_Emphasis"><text:span text:style-name="T65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48">Start de computer op vanaf</text:span><text:span text:style-name="T148"><text:note text:id="ftn3" text:note-class="footnote"><text:note-citation>1</text:note-citation><text:note-body><text:p text:style-name="P61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48"> </text:span><text:span text:style-name="T152">een </text:span><text:span text:style-name="T137"><text:user-field-get text:name="Distro">Ubuntu</text:user-field-get></text:span><text:span text:style-name="T147"><text:s/></text:span><text:span text:style-name="T138">Desktop</text:span><text:span text:style-name="T77"> </text:span><text:span text:style-name="T78">L</text:span><text:span text:style-name="T79">ive</text:span><text:span text:style-name="T79"><text:note text:id="ftn4" text:note-class="footnote"><text:note-citation>2</text:note-citation><text:note-body><text:p text:style-name="P48"><text:span text:style-name="T205">Vanaf ee</text:span>n <text:span text:style-name="T217">L</text:span>ive <text:span text:style-name="T216">USB</text:span><text:span text:style-name="T208">-stick</text:span><text:span text:style-name="T18"> </text:span>kunt <text:span text:style-name="T205">u opstarten en</text:span> <text:span text:style-name="T16">met </text:span><text:span text:style-name="T153"><text:user-field-get text:name="Distro">Ubuntu</text:user-field-get></text:span><text:span text:style-name="T153"><text:s/></text:span>werken zonder enige bestanden op de harde schijf te wijzigen en maakt ook installatie van <text:span text:style-name="T153"><text:user-field-get text:name="Distro">Ubuntu</text:user-field-get></text:span><text:span text:style-name="T153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5" text:note-class="footnote"><text:note-citation>3</text:note-citation><text:note-body><text:p text:style-name="P54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</text:span></text:span><text:span text:style-name="T93"> 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06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nl" text:style-name="Internet_20_link" text:visited-style-name="Visited_20_Internet_20_Link"><text:span text:style-name="T207">karelzimmer.nl/nl</text:span></text:a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4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49">Kies</text:span><text:span text:style-name="T150"> </text:span><text:span text:style-name="Strong_20_Emphasis"><text:span text:style-name="T154">Nederlands</text:span></text:span><text:span text:style-name="T150"> en klik</text:span><text:span text:style-name="T151"> </text:span><text:span text:style-name="T150">op</text:span><text:span text:style-name="T149"> </text:span><text:span text:style-name="Strong_20_Emphasis"><text:span text:style-name="T131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63">Bij</text:span><text:span text:style-name="T156"> </text:span><text:span text:style-name="Strong_20_Emphasis"><text:span text:style-name="T166">Kies uw toetsenbordindeling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18">variant</text:span> <text:span text:style-name="Strong_20_Emphasis">Engels (VS, internationaal, met doede toetsen)</text:span><text:span text:style-name="T150"> en klik</text:span><text:span text:style-name="T151"> </text:span><text:span text:style-name="T150">op</text:span><text:span text:style-name="T149"> </text:span><text:span text:style-name="Strong_20_Emphasis"><text:span text:style-name="T131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63">Bij</text:span><text:span text:style-name="T156"> </text:span><text:span text:style-name="Strong_20_Emphasis"><text:span text:style-name="T167">What apps would you like to install to start with?</text:span></text:span><text:span text:style-name="T167"> kies </text:span><text:span text:style-name="Strong_20_Emphasis"><text:span text:style-name="T167">Extended selection</text:span></text:span><text:span text:style-name="T168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68">klik</text:span><text:span text:style-name="T169"> </text:span><text:span text:style-name="T168">op</text:span><text:span text:style-name="T170"> </text:span><text:span text:style-name="Strong_20_Emphasis"><text:span text:style-name="T175">Next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63">Bij</text:span><text:span text:style-name="T156"> </text:span><text:span text:style-name="Strong_20_Emphasis"><text:span text:style-name="T164">Create your account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15" office:value-type="string">
            <text:p text:style-name="P10"><text:span text:style-name="T162">V</text:span><text:span text:style-name="T157">ul </text:span><text:span text:style-name="T158">in </text:span><text:span text:style-name="Strong_20_Emphasis"><text:span text:style-name="T164">Your</text:span></text:span><text:span text:style-name="Strong_20_Emphasis"><text:span text:style-name="T159"> n</text:span></text:span><text:span text:style-name="Strong_20_Emphasis"><text:span text:style-name="T160">am</text:span></text:span><text:span text:style-name="Strong_20_Emphasis"><text:span text:style-name="T164">e</text:span></text:span><text:span text:style-name="T160"> </text:span><text:span text:style-name="T11">&lt;</text:span><text:span text:style-name="T12">gebruiker&gt;</text:span><text:span text:style-name="T171">, </text:span><text:span text:style-name="Strong_20_Emphasis"><text:span text:style-name="T177"><text:line-break/></text:span></text:span><text:span text:style-name="Strong_20_Emphasis"><text:span text:style-name="T164">You</text:span></text:span><text:span text:style-name="Strong_20_Emphasis"><text:span text:style-name="T176">r</text:span></text:span><text:span text:style-name="Strong_20_Emphasis"><text:span text:style-name="T159"> </text:span></text:span><text:span text:style-name="Strong_20_Emphasis"><text:span text:style-name="T161">computer</text:span></text:span><text:span text:style-name="Strong_20_Emphasis"><text:span text:style-name="T174">'s </text:span></text:span><text:span text:style-name="Strong_20_Emphasis"><text:span text:style-name="T173">name</text:span></text:span><text:span text:style-name="T14"> &lt;computernaam&gt;</text:span><text:span text:style-name="T160">,</text:span><text:span text:style-name="Strong_20_Emphasis"><text:span text:style-name="T178"><text:line-break/></text:span></text:span><text:span text:style-name="Strong_20_Emphasis"><text:span text:style-name="T165">Your username</text:span></text:span><text:span text:style-name="T160"> &lt;</text:span><text:span text:style-name="T14">gebruikersnaam&gt;</text:span><text:span text:style-name="T160">,</text:span><text:span text:style-name="Strong_20_Emphasis"><text:span text:style-name="T178"><text:line-break/></text:span></text:span><text:span text:style-name="T172">g</text:span><text:span text:style-name="T155">eef tweemaal een </text:span><text:span text:style-name="Strong_20_Emphasis"><text:span text:style-name="T155">wachtwoord</text:span></text:span><text:span text:style-name="T168"> en klik</text:span><text:span text:style-name="T169"> </text:span><text:span text:style-name="T168">op</text:span><text:span text:style-name="T170"> </text:span><text:span text:style-name="Strong_20_Emphasis"><text:span text:style-name="T175">Next</text:span></text:span><text:span text:style-name="T170">.</text:span></text:p>
          </table:table-cell>
        </table:table-row>
      </table:table>
      <text:p text:style-name="P28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9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65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6"><text:span text:style-name="Strong_20_Emphasis"><text:span text:style-name="T65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6" text:note-class="footnote"><text:note-citation>1</text:note-citation><text:note-body><text:p text:style-name="P27"><text:span text:style-name="T130">Druk op de Super (Windows/command/vergrootglas) toets of klik in de linkerbovenhoek.</text:span><text:span text:style-name="T130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7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8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35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65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50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3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9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4"><text:span text:style-name="Strong_20_Emphasis"><text:span text:style-name="T65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T37">Aanmelden als </text:span><text:span text:style-name="T6">&lt;</text:span><text:span text:style-name="T7">gebruiker&gt;</text:span><text:span text:style-name="T53"><text:note text:id="ftn7" text:note-class="footnote"><text:note-citation>1</text:note-citation><text:note-body><text:p text:style-name="P37"><text:span text:style-name="T109">E</text:span><text:span text:style-name="T111">ventuele extra </text:span><text:span text:style-name="T215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64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65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7"><text:span text:style-name="Strong_20_Emphasis"><text:span text:style-name="T65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3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2"><text:span text:style-name="Strong_20_Emphasis"><text:span text:style-name="T54"/></text:span></text:p>
      <text:p text:style-name="P23"/>
      <text:p text:style-name="P24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8"><text:user-field-get text:name="Distro">Ubuntu</text:user-field-get></text:span><text:span text:style-name="T127"><text:s/></text:span><text:span text:style-name="T129">Desktop</text:span><text:span text:style-name="T35"> </text:span><text:span text:style-name="T125">is voltooid.</text:span></text:p>
      <text:p text:style-name="P5"/>
      <text:list text:style-name="L2">
        <text:list-header>
          <text:p text:style-name="P74"><text:span text:style-name="T210">Geschreven door </text:span><text:a xlink:type="simple" xlink:href="mailto:info@karelzimmer.nl?subject=Checklist%20installatie%20Linux" text:style-name="Internet_20_link" text:visited-style-name="Visited_20_Internet_20_Link"><text:span text:style-name="T211">Karel Zimmer</text:span></text:a><text:span text:style-name="T212">.</text:span></text:p>
          <text:p text:style-name="P75"><text:span text:style-name="T214">Licentie </text:span><text:span text:style-name="T212">C</text:span><text:span text:style-name="T213">C0</text:span><text:span text:style-name="T212"> 1.0 </text:span><text:span text:style-name="T2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9"><text:s/></text:span><text:span text:style-name="T2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7-21T11:38:04.738118760">21-07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8:04.574079160</dc:date>
    <meta:keyword>Installatie</meta:keyword>
    <meta:keyword>Checklist</meta:keyword>
    <meta:keyword>Linux</meta:keyword>
    <meta:editing-cycles>6986</meta:editing-cycles>
    <meta:editing-duration>P12DT12H49M8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79" meta:word-count="428" meta:character-count="3042" meta:non-whitespace-character-count="2656"/>
    <meta:user-defined meta:name="Info 1"/>
    <meta:user-defined meta:name="Info 2"/>
    <meta:user-defined meta:name="Info 3"/>
    <meta:user-defined meta:name="Info 4"/>
  </office:meta>
</office:document-meta>
</file>